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Console" svg:font-family="'Lucida Console'" style:font-family-generic="roman" style:font-pitch="variable"/>
    <style:font-face style:name="Lucida Console1" svg:font-family="'Lucida Console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24.994cm" fo:margin-left="0.009cm" fo:margin-top="0cm" fo:margin-bottom="0cm" table:align="left" style:writing-mode="page"/>
    </style:style>
    <style:style style:name="Tableau1.A" style:family="table-column">
      <style:table-column-properties style:column-width="4.99cm"/>
    </style:style>
    <style:style style:name="Tableau1.B" style:family="table-column">
      <style:table-column-properties style:column-width="20.003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2" style:family="table">
      <style:table-properties style:width="24.994cm" fo:margin-left="0.009cm" fo:margin-top="0cm" fo:margin-bottom="0cm" table:align="left" style:writing-mode="page"/>
    </style:style>
    <style:style style:name="Tableau2.A" style:family="table-column">
      <style:table-column-properties style:column-width="1.741cm"/>
    </style:style>
    <style:style style:name="Tableau2.B" style:family="table-column">
      <style:table-column-properties style:column-width="2.499cm"/>
    </style:style>
    <style:style style:name="Tableau2.C" style:family="table-column">
      <style:table-column-properties style:column-width="20.754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e7e6e6" fo:padding-left="0.191cm" fo:padding-right="0.191cm" fo:padding-top="0cm" fo:padding-bottom="0cm" fo:border="0.5pt solid #000000">
        <style:background-image/>
      </style:table-cell-properties>
    </style:style>
    <style:style style:name="Tableau2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3" style:family="table">
      <style:table-properties style:width="24.994cm" fo:margin-left="0.009cm" fo:margin-top="0cm" fo:margin-bottom="0cm" table:align="left" style:writing-mode="page"/>
    </style:style>
    <style:style style:name="Tableau3.A" style:family="table-column">
      <style:table-column-properties style:column-width="3.646cm"/>
    </style:style>
    <style:style style:name="Tableau3.B" style:family="table-column">
      <style:table-column-properties style:column-width="21.347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e7e6e6" fo:padding-left="0.191cm" fo:padding-right="0.191cm" fo:padding-top="0cm" fo:padding-bottom="0cm" fo:border="0.5pt solid #000000">
        <style:background-image/>
      </style:table-cell-properties>
    </style:style>
    <style:style style:name="Tableau3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4" style:family="table">
      <style:table-properties style:width="24.994cm" fo:margin-left="0.009cm" fo:margin-top="0cm" fo:margin-bottom="0cm" table:align="left" style:writing-mode="page"/>
    </style:style>
    <style:style style:name="Tableau4.A" style:family="table-column">
      <style:table-column-properties style:column-width="1.991cm"/>
    </style:style>
    <style:style style:name="Tableau4.B" style:family="table-column">
      <style:table-column-properties style:column-width="4.501cm"/>
    </style:style>
    <style:style style:name="Tableau4.C" style:family="table-column">
      <style:table-column-properties style:column-width="2.499cm"/>
    </style:style>
    <style:style style:name="Tableau4.D" style:family="table-column">
      <style:table-column-properties style:column-width="3.249cm"/>
    </style:style>
    <style:style style:name="Tableau4.E" style:family="table-column">
      <style:table-column-properties style:column-width="5.251cm"/>
    </style:style>
    <style:style style:name="Tableau4.F" style:family="table-column">
      <style:table-column-properties style:column-width="7.5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e7e6e6" fo:padding-left="0.191cm" fo:padding-right="0.191cm" fo:padding-top="0cm" fo:padding-bottom="0cm" fo:border="0.5pt solid #000000">
        <style:background-image/>
      </style:table-cell-properties>
    </style:style>
    <style:style style:name="Tableau4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4.4" style:family="table-row">
      <style:table-row-properties style:min-row-height="0.557cm" fo:keep-together="auto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1" style:list-style-name="WWNum2"/>
    <style:style style:name="P3" style:family="paragraph" style:parent-style-name="Heading_20_3" style:list-style-name="WWNum2"/>
    <style:style style:name="P4" style:family="paragraph" style:parent-style-name="Standard">
      <style:paragraph-properties fo:margin-top="0cm" fo:margin-bottom="0cm" style:contextual-spacing="false" fo:line-height="100%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6" style:family="paragraph" style:parent-style-name="Standard">
      <style:paragraph-properties fo:margin-top="0cm" fo:margin-bottom="0cm" style:contextual-spacing="false" fo:line-height="100%" fo:hyphenation-ladder-count="no-limit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hyphenation-ladder-count="no-limit" fo:break-before="page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/>
    </style:style>
    <style:style style:name="P10" style:family="paragraph" style:parent-style-name="Standard">
      <style:paragraph-properties fo:margin-top="0cm" fo:margin-bottom="0cm" style:contextual-spacing="false"/>
      <style:text-properties fo:color="#000000" loext:opacity="100%" style:font-name="Consolas" fo:font-size="10pt" fo:background-color="#e8f2fe" style:font-size-asian="10pt" style:font-name-complex="Consolas1" style:font-size-complex="10pt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officeooo:rsid="001b186d" officeooo:paragraph-rsid="001b186d"/>
    </style:style>
    <style:style style:name="P12" style:family="paragraph" style:parent-style-name="Standard">
      <style:text-properties officeooo:rsid="001b186d" officeooo:paragraph-rsid="001b186d"/>
    </style:style>
    <style:style style:name="P13" style:family="paragraph" style:parent-style-name="Standard">
      <style:text-properties officeooo:rsid="001b186d" officeooo:paragraph-rsid="001cfc3f"/>
    </style:style>
    <style:style style:name="P14" style:family="paragraph" style:parent-style-name="Standard">
      <style:paragraph-properties fo:margin-top="0cm" fo:margin-bottom="0cm" style:contextual-spacing="false"/>
      <style:text-properties officeooo:paragraph-rsid="001b186d"/>
    </style:style>
    <style:style style:name="P15" style:family="paragraph" style:parent-style-name="Standard">
      <style:text-properties officeooo:paragraph-rsid="001b186d"/>
    </style:style>
    <style:style style:name="P16" style:family="paragraph" style:parent-style-name="Standard">
      <style:text-properties officeooo:rsid="001cfc3f" officeooo:paragraph-rsid="001cfc3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186d" style:font-weight-asian="bold" style:font-weight-complex="bold"/>
    </style:style>
    <style:style style:name="T3" style:family="text">
      <style:text-properties fo:color="#000000" loext:opacity="100%" style:font-name="Consolas" fo:font-size="10pt" style:font-size-asian="10pt" style:font-name-complex="Consolas1" style:font-size-complex="10pt"/>
    </style:style>
    <style:style style:name="T4" style:family="text">
      <style:text-properties fo:color="#000000" loext:opacity="100%" style:font-name="Consolas" fo:font-size="10pt" fo:background-color="#e8f2fe" loext:char-shading-value="0" style:font-size-asian="10pt" style:font-name-complex="Consolas1" style:font-size-complex="10pt"/>
    </style:style>
    <style:style style:name="T5" style:family="text">
      <style:text-properties fo:color="#000000" loext:opacity="100%" style:font-name="Consolas" fo:font-size="10pt" officeooo:rsid="001b186d" fo:background-color="#e8f2fe" loext:char-shading-value="0" style:font-size-asian="10pt" style:font-name-complex="Consolas1" style:font-size-complex="10pt"/>
    </style:style>
    <style:style style:name="T6" style:family="text">
      <style:text-properties fo:color="#6a3e3e" loext:opacity="100%" style:font-name="Consolas" fo:font-size="10pt" fo:background-color="#f0d8a8" loext:char-shading-value="0" style:font-size-asian="10pt" style:font-name-complex="Consolas1" style:font-size-complex="10pt"/>
    </style:style>
    <style:style style:name="T7" style:family="text">
      <style:text-properties fo:color="#7f0055" loext:opacity="100%" style:font-name="Consolas" fo:font-size="10pt" fo:font-weight="bold" fo:background-color="#e8f2fe" loext:char-shading-value="0" style:font-size-asian="10pt" style:font-weight-asian="bold" style:font-name-complex="Consolas1" style:font-size-complex="10pt" style:font-weight-complex="bold"/>
    </style:style>
    <style:style style:name="T8" style:family="text">
      <style:text-properties officeooo:rsid="001b186d"/>
    </style:style>
    <style:style style:name="T9" style:family="text">
      <style:text-properties officeooo:rsid="001cfc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loext:marker-style-name="T1"><text:span text:style-name="T1">R04.02 – Qualité du dev </text:span><text:span text:style-name="T1"/></text:h>
      <text:h text:style-name="P1" text:outline-level="1" loext:marker-style-name="T1"><text:span text:style-name="T1">Dossier de conception (Binôme)</text:span><text:span text:style-name="T1"/></text:h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 loext:marker-style-name="T1"><text:span text:style-name="T1">Nom Prenom  :</text:span><text:span text:style-name="T1"/></text:p>
          </table:table-cell>
          <table:table-cell table:style-name="Tableau1.A1" office:value-type="string">
            <text:p text:style-name="P11">ANDRIAMBALA Deraina</text:p>
          </table:table-cell>
        </table:table-row>
        <table:table-row table:style-name="Tableau1.1">
          <table:table-cell table:style-name="Tableau1.A1" office:value-type="string">
            <text:p text:style-name="P4" loext:marker-style-name="T1"><text:span text:style-name="T1">Nom Prenom  :</text:span><text:span text:style-name="T1"/></text:p>
          </table:table-cell>
          <table:table-cell table:style-name="Tableau1.A1" office:value-type="string">
            <text:p text:style-name="P11">PONS Adrien</text:p>
          </table:table-cell>
        </table:table-row>
        <table:table-row table:style-name="Tableau1.1">
          <table:table-cell table:style-name="Tableau1.A1" office:value-type="string">
            <text:p text:style-name="P4"><text:span text:style-name="T1">Nom du jeu :</text:span></text:p>
          </table:table-cell>
          <table:table-cell table:style-name="Tableau1.A1" office:value-type="string">
            <text:p text:style-name="P11">LeOnzeHeures</text:p>
          </table:table-cell>
        </table:table-row>
      </table:table>
      <text:p text:style-name="P7" loext:marker-style-name="T1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columns-spanned="3" office:value-type="string">
            <text:p text:style-name="P5" loext:marker-style-name="T1"><text:span text:style-name="T1">GIT</text:span><text:span text:style-name="T1"/></text:p>
          </table:table-cell>
          <table:covered-table-cell/>
          <table:covered-table-cell/>
        </table:table-row>
        <table:table-row table:style-name="Tableau2.1">
          <table:table-cell table:style-name="Tableau2.A2" office:value-type="string">
            <text:p text:style-name="P4">Url</text:p>
          </table:table-cell>
          <table:table-cell table:style-name="Tableau2.A2" office:value-type="string">
            <text:p text:style-name="P4">Quest-sme :</text:p>
            <text:p text:style-name="P4">Joueur-sme :</text:p>
            <text:p text:style-name="P4">Sint :</text:p>
            <text:p text:style-name="P4">Sapp :</text:p>
            <text:p text:style-name="P4"/>
          </table:table-cell>
          <table:table-cell table:style-name="Tableau2.A2" office:value-type="string">
            <text:p text:style-name="P4"/>
          </table:table-cell>
        </table:table-row>
        <table:table-row table:style-name="Tableau2.1">
          <table:table-cell table:style-name="Tableau2.A2" office:value-type="string">
            <text:p text:style-name="P4">User</text:p>
          </table:table-cell>
          <table:table-cell table:style-name="Tableau2.A2" table:number-columns-spanned="2" office:value-type="string">
            <text:p text:style-name="P4"/>
          </table:table-cell>
          <table:covered-table-cell/>
        </table:table-row>
      </table:table>
      <text:p text:style-name="Standard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5" loext:marker-style-name="T1"><text:span text:style-name="T1">TRELLO (optionnel)</text:span><text:span text:style-name="T1"/></text:p>
          </table:table-cell>
          <table:covered-table-cell/>
        </table:table-row>
        <table:table-row table:style-name="Tableau3.1">
          <table:table-cell table:style-name="Tableau3.A2" office:value-type="string">
            <text:p text:style-name="P4">Url</text:p>
          </table:table-cell>
          <table:table-cell table:style-name="Tableau3.A2" office:value-type="string">
            <text:p text:style-name="P4"/>
          </table:table-cell>
        </table:table-row>
        <table:table-row table:style-name="Tableau3.1">
          <table:table-cell table:style-name="Tableau3.A2" office:value-type="string">
            <text:p text:style-name="P4">User</text:p>
          </table:table-cell>
          <table:table-cell table:style-name="Tableau3.A2" office:value-type="string">
            <text:p text:style-name="P4"/>
          </table:table-cell>
        </table:table-row>
      </table:table>
      <text:p text:style-name="Standard"/>
      <text:p text:style-name="Standard" loext:marker-style-name="T1"><text:span text:style-name="T1">Historique :</text:span><text:span text:style-name="T1"/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 table:style-name="Tableau4.1">
          <table:table-cell table:style-name="Tableau4.A1" office:value-type="string">
            <text:p text:style-name="P4" loext:marker-style-name="T1"><text:span text:style-name="T1">Date</text:span><text:span text:style-name="T1"/></text:p>
          </table:table-cell>
          <table:table-cell table:style-name="Tableau4.A1" office:value-type="string">
            <text:p text:style-name="P4" loext:marker-style-name="T1"><text:span text:style-name="T1">Projet Taggué</text:span><text:span text:style-name="T1"/></text:p>
          </table:table-cell>
          <table:table-cell table:style-name="Tableau4.A1" office:value-type="string">
            <text:p text:style-name="P4" loext:marker-style-name="T1"><text:span text:style-name="T1">Version TAG</text:span><text:span text:style-name="T1"/></text:p>
          </table:table-cell>
          <table:table-cell table:style-name="Tableau4.A1" office:value-type="string">
            <text:p text:style-name="P4" loext:marker-style-name="T1"><text:span text:style-name="T1">Rôle</text:span><text:span text:style-name="T1"/></text:p>
          </table:table-cell>
          <table:table-cell table:style-name="Tableau4.A1" office:value-type="string">
            <text:p text:style-name="P4" loext:marker-style-name="T1"><text:span text:style-name="T1">Feature(s) ajoutée(s)</text:span><text:span text:style-name="T1"/></text:p>
          </table:table-cell>
          <table:table-cell table:style-name="Tableau4.A1" office:value-type="string">
            <text:p text:style-name="P4" loext:marker-style-name="T1"><text:span text:style-name="T1">Commentaire</text:span><text:span text:style-name="T1"/></text:p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</table:table-row>
        <table:table-row table:style-name="Tableau4.4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  <text:p text:style-name="P4"/>
            <text:p text:style-name="P4"/>
          </table:table-cell>
        </table:table-row>
      </table:table>
      <text:p text:style-name="Standard"/>
      <text:p text:style-name="P8"/>
      <text:list text:style-name="WWNum2">
        <text:list-item>
          <text:h text:style-name="P2" text:outline-level="1">Use <text:span text:style-name="Titre_20_2_20_Car">case : </text:span><text:span text:style-name="Titre_20_2_20_Car"><text:span text:style-name="T8">Afficher questionnaire</text:span></text:span></text:h>
          <text:list>
            <text:list-item>
              <text:h text:style-name="P3" text:outline-level="3">Définition du Use case</text:h>
            </text:list-item>
          </text:list>
        </text:list-item>
      </text:list>
      <text:p text:style-name="Standard"><text:line-break/>En tant que <text:span text:style-name="T8">Système</text:span></text:p>
      <text:p text:style-name="P12">Je souhaite charger un questionnaire à partir d’un fichier csv</text:p>
      <text:p text:style-name="P12">Afin de récupérer le questionnaire pour pouvoir l’afficher</text:p>
      <text:p text:style-name="Standard"/>
      <text:p text:style-name="Standard">Les objets métiers sont : </text:p>
      <text:p text:style-name="Standard"/>
      <text:p text:style-name="Standard">-<text:span text:style-name="T8">un objet </text:span><text:span text:style-name="T2">QuestionBO</text:span><text:span text:style-name="T8"> ayant tous ces attributs de type String : </text:span></text:p>
      <text:p text:style-name="P12">1-L’id du questionnaire auquel appartient la question </text:p>
      <text:p text:style-name="P15"><text:span text:style-name="T8">2-Le numéro de la question </text:span></text:p>
      <text:p text:style-name="P15"><text:span text:style-name="T8">3-La langue composé de 2 caractères</text:span></text:p>
      <text:p text:style-name="P15"><text:span text:style-name="T8">4-L’intitulé de la question </text:span></text:p>
      <text:p text:style-name="P15"><text:span text:style-name="T8">5-La réponse </text:span></text:p>
      <text:p text:style-name="P12">6-La difficulté </text:p>
      <text:p text:style-name="P12">7-L’explication </text:p>
      <text:p text:style-name="P12">8-La référence indiquant l’url du site contenant les explications</text:p>
      <text:p text:style-name="P12"/>
      <text:p text:style-name="P15">-<text:span text:style-name="T8">un objet </text:span><text:span text:style-name="T2">QuestionDTO</text:span><text:span text:style-name="T8"> ayant les attributs suivants :</text:span></text:p>
      <text:p text:style-name="P15"><text:span text:style-name="T8">1-Le numéro de la question de type entier</text:span></text:p>
      <text:p text:style-name="P15"><text:span text:style-name="T8">2-La langue de type String </text:span></text:p>
      <text:p text:style-name="P15"><text:span text:style-name="T8">3-L’intitulé de la question de type String (obligatoire)</text:span></text:p>
      <text:p text:style-name="P15"><text:soft-page-break/><text:span text:style-name="T8">4-La réponse de type String (obligatoire)</text:span></text:p>
      <text:p text:style-name="P12">5-La difficulté qui sera une Enumération de (Simple, Intermédiaire et Expert)</text:p>
      <text:p text:style-name="P13">6-Le nombre de fois <text:span text:style-name="T9">total</text:span> <text:span text:style-name="T9">où</text:span> la question a été posée</text:p>
      <text:p text:style-name="P13">7-Le nombre de <text:span text:style-name="T9">fois total où la question a été répondu correctement</text:span></text:p>
      <text:p text:style-name="P12"/>
      <text:p text:style-name="P15">-<text:span text:style-name="T8">un objet </text:span><text:span text:style-name="T2">QuestionnaireDTO</text:span><text:span text:style-name="T8"> comprenant :</text:span></text:p>
      <text:p text:style-name="P15"><text:span text:style-name="T8">1-Le numéro du questionnaire de type entier</text:span></text:p>
      <text:p text:style-name="P15"><text:span text:style-name="T8">2-une liste d’objets questions</text:span></text:p>
      <text:p text:style-name="P16">4-le nombre de fois où le questionnaire a été joué</text:p>
      <text:p text:style-name="P12"/>
      <text:p text:style-name="Standard"/>
      <text:p text:style-name="P6" loext:marker-style-name="T3"><text:span text:style-name="T3"><text:tab/></text:span><text:span text:style-name="T3"/></text:p>
      <text:list text:continue-numbering="true" text:style-name="WWNum2">
        <text:list-item>
          <text:list>
            <text:list-item>
              <text:h text:style-name="P3" text:outline-level="3">Interface de la méthode <text:span text:style-name="T8">fournirListeQuestionnaires</text:span></text:h>
            </text:list-item>
          </text:list>
        </text:list-item>
      </text:list>
      <text:p text:style-name="Standard"/>
      <text:p text:style-name="Standard">L’interface retenue est la suivante :</text:p>
      <text:p text:style-name="P14" loext:marker-style-name="T4"><text:span text:style-name="T4">Nom de la méthode : </text:span><text:span text:style-name="T5">fournirListeQuestionnaires</text:span></text:p>
      <text:p text:style-name="P9" loext:marker-style-name="T4"><text:span text:style-name="T4">Données renvoyées : </text:span><text:span text:style-name="T5">Liste d’objets de type Questionnaire</text:span></text:p>
      <text:p text:style-name="P9"><text:span text:style-name="T4">Paramètres d’entrée : </text:span><text:span text:style-name="T5">url du fichier de type String</text:span></text:p>
      <text:p text:style-name="P9"><text:span text:style-name="T6">Exceptions levées :</text:span><text:span text:style-name="T4"> </text:span></text:p>
      <text:p text:style-name="P9"><text:span text:style-name="T4">-</text:span><text:span text:style-name="T5">fichier inexistant ou inutilisable</text:span></text:p>
      <text:p text:style-name="P9"><text:span text:style-name="T5">-type d’entrée incompatible</text:span></text:p>
      <text:p text:style-name="P10" loext:marker-style-name="T4"/>
      <text:p text:style-name="P15"><text:span text:style-name="T4">Signature : </text:span><text:span text:style-name="T7">public</text:span><text:span text:style-name="T4"> </text:span><text:span text:style-name="T5">List&lt;Questionnaire&gt; fournirListeQuestionnaires (String urlFichier) ;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Console" svg:font-family="'Lucida Console'" style:font-family-generic="roman" style:font-pitch="variable"/>
    <style:font-face style:name="Lucida Console1" svg:font-family="'Lucida Console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imes New Roman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imes New Roman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5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Times New Roman" style:font-family-asian="'Times New Roman'" style:font-family-generic-asian="system" style:font-pitch-asian="variable" style:font-size-asian="16pt" style:font-size-complex="16pt"/>
    </style:style>
    <style:style style:name="Heading_20_2" style:display-name="Heading 2" style:family="paragraph" style:parent-style-name="Heading_20_1" style:next-style-name="Standard" style:default-outline-level="2" style:class="text"/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Lucida Console" fo:font-family="'Lucida Console'" style:font-family-generic="roman" style:font-pitch="variable" fo:font-size="12pt" style:font-size-asian="12pt" style:font-name-complex="Lucida Console1" style:font-family-complex="'Lucida Console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_20__28_WW_29_" style:display-name="Default Paragraph Font (WW)" style:family="text"/>
    <style:style style:name="Titre_20_1_20_Car" style:display-name="Titre 1 Car" style:family="text" style:parent-style-name="Default_20_Paragraph_20_Font_20__28_WW_29_">
      <style:text-properties fo:color="#2f5496" loext:opacity="100%" style:font-name="Calibri Light" fo:font-family="'Calibri Light'" style:font-family-generic="roman" style:font-pitch="variable" fo:font-size="16pt" style:font-name-asian="Times New Roman" style:font-family-asian="'Times New Roman'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_20__28_WW_29_">
      <style:text-properties fo:color="#2f5496" loext:opacity="100%" style:font-name="Calibri Light" fo:font-family="'Calibri Light'" style:font-family-generic="roman" style:font-pitch="variable" fo:font-size="16pt" style:font-name-asian="Times New Roman" style:font-family-asian="'Times New Roman'" style:font-family-generic-asian="system" style:font-pitch-asian="variable" style:font-size-asian="16pt" style:font-size-complex="16pt"/>
    </style:style>
    <style:style style:name="Titre_20_3_20_Car" style:display-name="Titre 3 Car" style:family="text" style:parent-style-name="Default_20_Paragraph_20_Font_20__28_WW_29_">
      <style:text-properties fo:color="#1f3763" loext:opacity="100%" style:font-name="Calibri Light" fo:font-family="'Calibri Light'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ied_20_de_20_page_20_Car" style:display-name="Pied de page Car" style:family="text" style:parent-style-name="Default_20_Paragraph_20_Font_20__28_WW_29_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text:outline-style style:name="Outline">
      <text:outline-level-style text:level="1" text:style-name="ListLabel_20_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outline-level-style>
      <text:outline-level-style text:level="3" text:style-name="ListLabel_20_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.002cm" fo:margin-bottom="1.27cm" fo:margin-left="2.499cm" fo:margin-right="2.499cm" style:writing-mode="lr-tb" style:layout-grid-color="#c0c0c0" style:layout-grid-lines="1924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073692</meta:initial-creator>
    <meta:editing-cycles>4</meta:editing-cycles>
    <meta:print-date>2023-03-10T15:21:00</meta:print-date>
    <meta:creation-date>2024-03-06T09:16:00</meta:creation-date>
    <dc:date>2024-05-21T15:52:39.174019189</dc:date>
    <meta:editing-duration>PT2H9M43S</meta:editing-duration>
    <meta:generator>LibreOffice/7.6.5.2$Linux_X86_64 LibreOffice_project/60$Build-2</meta:generator>
    <meta:document-statistic meta:table-count="4" meta:image-count="0" meta:object-count="0" meta:page-count="3" meta:paragraph-count="62" meta:word-count="282" meta:character-count="1813" meta:non-whitespace-character-count="1579"/>
    <meta:user-defined meta:name="AppVersion">16.0000</meta:user-defined>
    <meta:user-defined meta:name="MSIP_Label_302b8c08-81ba-45a9-9c97-d94643324f96_ActionId">b8a92863-faa3-42dd-9847-051b60699a65</meta:user-defined>
    <meta:user-defined meta:name="MSIP_Label_302b8c08-81ba-45a9-9c97-d94643324f96_ContentBits">0</meta:user-defined>
    <meta:user-defined meta:name="MSIP_Label_302b8c08-81ba-45a9-9c97-d94643324f96_Enabled">true</meta:user-defined>
    <meta:user-defined meta:name="MSIP_Label_302b8c08-81ba-45a9-9c97-d94643324f96_Method" meta:value-type="string">Standard</meta:user-defined>
    <meta:user-defined meta:name="MSIP_Label_302b8c08-81ba-45a9-9c97-d94643324f96_Name" meta:value-type="string">Restreint-Tous les agents</meta:user-defined>
    <meta:user-defined meta:name="MSIP_Label_302b8c08-81ba-45a9-9c97-d94643324f96_SetDate" meta:value-type="string">2024-03-06T09:07:15Z</meta:user-defined>
    <meta:user-defined meta:name="MSIP_Label_302b8c08-81ba-45a9-9c97-d94643324f96_SiteId" meta:value-type="string">7512341a-42c3-44bb-beee-e013048f1248</meta:user-defined>
    <meta:template xlink:type="simple" xlink:actuate="onRequest" xlink:title="R04.02.Dossier de conception.dotx" xlink:href=""/>
  </office:meta>
</office:document-meta>
</file>